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Single">
      <style:paragraph-properties fo:text-align="center" style:justify-single-word="false"/>
    </style:style>
    <style:style style:name="P3" style:family="paragraph" style:parent-style-name="Text_20_Body_20_Single">
      <style:paragraph-properties fo:text-align="start" style:justify-single-word="false"/>
    </style:style>
    <style:style style:name="P4" style:family="paragraph" style:parent-style-name="Text_20_Body_20_Single" style:list-style-name="L1"/>
    <style:style style:name="P5" style:family="paragraph" style:parent-style-name="Text_20_Body_20_Single" style:list-style-name="L2"/>
    <style:style style:name="P6" style:family="paragraph" style:parent-style-name="Heading_20_1" style:list-style-name="">
      <style:paragraph-properties fo:text-align="center" style:justify-single-word="false"/>
    </style:style>
    <style:style style:name="P7" style:family="paragraph" style:parent-style-name="Heading_20_2" style:list-style-name=""/>
    <text:list-style style:name="L1">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Hibachi Termination Review</text:h>
      <text:p text:style-name="P2">Prepared by David Williams, December, 2010</text:p>
      <text:p text:style-name="P2">on behalf of the Tools PMC</text:p>
      <text:p text:style-name="P3">Communication Channel: http://dev.eclipse.org/mhonarc/lists/hibachi-dev/maillist.html</text:p>
      <text:p text:style-name="Text_20_Body_20_Single">As stated in the <text:a xlink:type="simple" xlink:href="http://www.eclipse.org/projects/dev_process/development_process.php#6_3_6_Termination_Review">Eclipse Development Process</text:a> “The purpose of a Termination Review is to provide a final opportunity for the Committers and/or Eclipse membership to discuss the proposed withdrawal of a Proposal or archiving of a Project. The desired outcome is to find sufficient evidence of renewed interest and resources in keeping the Project or Proposal active.” </text:p>
      <text:p text:style-name="Text_20_Body_20_Single">It is in that spirit, the Tools PMC requests a Termination Review of <text:a xlink:type="simple" xlink:href="http://www.eclipse.org/hibachi/">Hibachi Project</text:a>. </text:p>
      <text:h text:style-name="P7" text:outline-level="2">History</text:h>
      <text:p text:style-name="Text_20_Body_20_Single">Hibachi was first <text:a xlink:type="simple" xlink:href="http://www.eclipse.org/proposals/adt/Hibachi%20Project%20Creation%20Review%20V2.pdf">proposed</text:a> and started <text:s/>around 2007. There have been no releases but an integration build is available from April, 2008. <text:s/>The following information showing inactivity was gathered from <text:a xlink:type="simple" xlink:href="http://www.eclipse.org/hibachi/">the projects main Eclipse home page</text:a> or from <text:a xlink:type="simple" xlink:href="http://www.eclipse.org/projects/project_summary.php?projectid=tools.hibachi">its Foundation Portal summary page</text:a>, or from the <text:a xlink:type="simple" xlink:href="http://wiki.eclipse.org/Hibachi">Hibachi wiki page</text:a>, as well as the usual bugzilla queries, mailing list, and newsgroup.</text:p>
      <text:list xml:id="list29695446" text:style-name="L1">
        <text:list-item>
          <text:p text:style-name="P4">The project has been in incubation since inception, there has been no pre-1.0 release, though one was once started <text:s/>around April 2008, but then indefinitely postponed. </text:p>
        </text:list-item>
        <text:list-item>
          <text:p text:style-name="P4">CVS commits have been non-existent over past 2 years. The last commit was in April 2008.</text:p>
        </text:list-item>
        <text:list-item>
          <text:p text:style-name="P4">There have been 49 bugs opened, the last being in July 2009, but only 6 have been “fixed”. The last of those fixed in April 2008. <text:s/></text:p>
        </text:list-item>
        <text:list-item>
          <text:p text:style-name="P4">There are few messages on <text:a xlink:type="simple" xlink:href="http://www.eclipse.org/forums/index.php?t=thread&amp;frm_id=82&amp;S=4a2404c197ed764313a0159cd7375e18">newsgroup</text:a>: about 2 during 2010, maybe 6 in 2009. </text:p>
        </text:list-item>
        <text:list-item>
          <text:p text:style-name="P4">There are only few (6 or so) messages of substance on the <text:a xlink:type="simple" xlink:href="http://dev.eclipse.org/mhonarc/lists/hibachi-dev/">dev list</text:a> over the last few years. </text:p>
        </text:list-item>
        <text:list-item>
          <text:p text:style-name="P4">There are no active committers. There are 4 in-active committers. </text:p>
        </text:list-item>
        <text:list-item>
          <text:p text:style-name="P4">The project lead, Thomas Grosman, acknowledged, first in June 2009, there was not enough critical mass to support the project, and agrees with bringing the project up for Termination review. </text:p>
        </text:list-item>
      </text:list>
      <text:h text:style-name="P7" text:outline-level="2">Goal of this termination review</text:h>
      <text:p text:style-name="Text_20_Body_20_Single">For this project to continue, a new Project Lead is required and new committers are required. There has been some interest, expressed on the project's mailing list, but no concrete proposals, yet. We, the Tools PMC, are requesting this termination review to make it clear that the default action is termination, if no one comes forward with a suitable plan to revive the project. <text:s/></text:p>
      <text:p text:style-name="Text_20_Body_20_Single">We hope that new committers and a new Project Lead will come forward, and can make a case that it should continue and that they have the time and resource get it back on track to work towards a release, be a well behaved Eclipse project useful to a variety of users and adopters, and become a credit to the Eclipse name. </text:p>
      <text:p text:style-name="Text_20_Body_20_Single">A plan in the form of a Continuation Review would be appropriate if someone wants to take over the project. </text:p>
      <text:h text:style-name="P7" text:outline-level="2"><text:soft-page-break/>Termination Actions</text:h>
      <text:p text:style-name="Text_20_Body_20_Single">In the event new committers and project leads are not found, the following project termination actions will be required:</text:p>
      <text:list xml:id="list29709149" text:style-name="L2">
        <text:list-item>
          <text:p text:style-name="P5">Directories archived and removed from CVS</text:p>
        </text:list-item>
        <text:list-item>
          <text:p text:style-name="P5">The bugzilla product/components archived or marked read-only. </text:p>
        </text:list-item>
        <text:list-item>
          <text:p text:style-name="P5">Website archived. </text:p>
        </text:list-item>
        <text:list-item>
          <text:p text:style-name="P5">Wiki pages archived</text:p>
        </text:list-item>
        <text:list-item>
          <text:p text:style-name="P5">Search for open CQ items and if found withdraw them.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9-12-15T02:31:34</meta:creation-date>
    <dc:creator>David Williams</dc:creator>
    <dc:date>2010-12-13T10:04:19.03</dc:date>
    <dc:language>en-US</dc:language>
    <meta:editing-cycles>32</meta:editing-cycles>
    <meta:editing-duration>PT10H07M30S</meta:editing-duration>
    <meta:document-statistic meta:table-count="0" meta:image-count="0" meta:object-count="0" meta:page-count="2" meta:paragraph-count="27" meta:word-count="509" meta:character-count="3024"/>
    <meta:user-defined meta:name="Info 1"/>
    <meta:user-defined meta:name="Info 2"/>
    <meta:user-defined meta:name="Info 3"/>
    <meta:user-defined meta:name="Info 4"/>
  </office:meta>
</office:document-meta>
</file>